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Adobe Garamond Pro" svg:font-family="'Adobe Garamond Pro'" style:font-family-generic="roman" style:font-pitch="variable"/>
    <style:font-face style:name="Adobe Garamond Pro Bold" svg:font-family="'Adobe Garamond Pro Bold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NeueLT Pro 55 Roman" svg:font-family="'HelveticaNeueLT Pro 55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start" style:justify-single-word="false"/>
      <style:text-properties style:font-name="Calibri" fo:font-size="12pt" style:text-underline-style="none" style:font-size-asian="12pt" style:font-size-complex="12pt"/>
    </style:style>
    <style:style style:name="P3" style:family="paragraph" style:parent-style-name="Standard">
      <style:text-properties style:font-name="Calibri" fo:font-size="10.5pt" style:font-size-asian="10.5pt" style:font-size-complex="10.5pt"/>
    </style:style>
    <style:style style:name="P4" style:family="paragraph" style:parent-style-name="Standard">
      <style:text-properties style:font-name="Calibri" fo:font-size="11pt" style:text-underline-style="solid" style:text-underline-width="auto" style:text-underline-color="font-color" style:font-size-asian="11pt" style:font-size-complex="11pt"/>
    </style:style>
    <style:style style:name="P5" style:family="paragraph" style:parent-style-name="Standard">
      <style:text-properties style:font-name="Calibri"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3399ff" style:font-name="Adobe Garamond Pro Bold" fo:font-size="12pt" fo:letter-spacing="normal" fo:font-style="normal" style:text-underline-style="solid" style:text-underline-width="bold" style:text-underline-color="font-color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3399ff" style:font-name="Adobe Garamond Pro" fo:font-size="12pt" fo:letter-spacing="normal" fo:font-style="normal" style:text-underline-style="solid" style:text-underline-width="bold" style:text-underline-color="font-color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variant="normal" fo:text-transform="none" fo:color="#333333" style:font-name="Arial" fo:font-size="10.5pt" fo:letter-spacing="normal" fo:font-style="normal" fo:font-weight="normal" style:font-size-asian="10.5pt" style:font-size-complex="10.5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Arial" fo:font-size="10.5pt" style:font-size-asian="10.5pt" style:font-size-complex="10.5pt"/>
    </style:style>
    <style:style style:name="P11" style:family="paragraph" style:parent-style-name="Standard">
      <style:paragraph-properties fo:text-align="center" style:justify-single-word="false"/>
      <style:text-properties fo:color="#3399ff" style:font-name="Adobe Garamond Pro" fo:font-size="12pt" style:text-underline-style="solid" style:text-underline-width="bold" style:text-underline-color="font-color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3399ff" style:font-name="Adobe Garamond Pro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0.5pt" style:font-size-asian="10.5pt" style:font-size-complex="10.5pt"/>
    </style:style>
    <style:style style:name="P14" style:family="paragraph" style:parent-style-name="Standard">
      <style:paragraph-properties fo:text-align="start" style:justify-single-word="false" fo:background-color="#dddddd">
        <style:background-image/>
      </style:paragraph-properties>
      <style:text-properties fo:font-variant="normal" fo:text-transform="none" fo:color="#000000" style:font-name="Calibri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 fo:background-color="#dddddd">
        <style:background-image/>
      </style:paragraph-properties>
      <style:text-properties style:font-name="Calibri" fo:font-size="12pt" style:text-underline-style="none" style:font-size-asian="12pt" style:font-size-complex="12pt"/>
    </style:style>
    <style:style style:name="P16" style:family="paragraph" style:parent-style-name="Standard" style:list-style-name="">
      <style:paragraph-properties fo:text-align="center" style:justify-single-word="false" fo:padding="0.0201in" fo:border="0.0071in solid #000000" style:shadow="none" style:join-border="true"/>
      <style:text-properties fo:color="#3399ff" style:font-name="HelveticaNeueLT Pro 55 Roman"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 style:list-style-name="">
      <style:paragraph-properties fo:text-align="center" style:justify-single-word="false" fo:padding="0.0201in" fo:border="0.0071in solid #000000" style:shadow="none" style:join-border="true"/>
      <style:text-properties fo:color="#000000" style:font-name="HelveticaNeueLT Pro 55 Roman" fo:font-size="14pt" fo:font-weight="normal" style:font-size-asian="14pt" style:font-weight-asian="normal" style:font-size-complex="14pt" style:font-weight-complex="normal"/>
    </style:style>
    <style:style style:name="P18" style:family="paragraph" style:parent-style-name="Standard" style:list-style-name="">
      <style:paragraph-properties fo:text-align="center" style:justify-single-word="false" fo:padding="0.0201in" fo:border="0.0071in solid #000000" style:shadow="none" style:join-border="true"/>
    </style:style>
    <style:style style:name="P19" style:family="paragraph" style:parent-style-name="Standard" style:list-style-name="L1">
      <style:paragraph-properties fo:text-align="center" style:justify-single-word="false" fo:padding="0.0201in" fo:border="0.0071in solid #000000" style:shadow="none" style:join-border="true"/>
    </style:style>
    <style:style style:name="P20" style:family="paragraph" style:parent-style-name="Standard" style:list-style-name="L2">
      <style:paragraph-properties fo:text-align="center" style:justify-single-word="false" fo:padding="0.0201in" fo:border="0.0071in solid #000000" style:shadow="none" style:join-border="true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center" style:justify-single-word="false" style:shadow="none"/>
      <style:text-properties fo:font-variant="normal" fo:text-transform="none" fo:color="#333333" style:font-name="HelveticaNeueLT Pro 55 Roman" fo:font-size="14pt" fo:letter-spacing="normal" fo:font-style="normal" fo:font-weight="normal" style:font-size-asian="14pt" style:font-weight-asian="bold" style:font-size-complex="14pt" style:font-weight-complex="bold"/>
    </style:style>
    <style:style style:name="P23" style:family="paragraph" style:parent-style-name="Standard" style:list-style-name="">
      <style:paragraph-properties fo:text-align="center" style:justify-single-word="false" style:shadow="none"/>
      <style:text-properties fo:font-variant="normal" fo:text-transform="none" fo:color="#333333" style:font-name="HelveticaNeueLT Pro 55 Roman" fo:font-size="14pt" fo:letter-spacing="normal" fo:font-style="normal" fo:font-weight="normal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 fo:background-color="#dddddd">
        <style:background-image/>
      </style:paragraph-properties>
      <style:text-properties fo:font-variant="normal" fo:text-transform="none" fo:color="#000000" style:font-name="Calibri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style:font-name="HelveticaNeueLT Pro 55 Roman" fo:font-size="14pt" style:font-size-asian="14pt" style:font-size-complex="14pt"/>
    </style:style>
    <style:style style:name="T2" style:family="text">
      <style:text-properties style:font-name="HelveticaNeueLT Pro 55 Roman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style:font-name="Arial" fo:font-size="11pt" style:font-size-asian="11pt" style:font-size-complex="11pt"/>
    </style:style>
    <style:style style:name="T5" style:family="text">
      <style:text-properties fo:font-variant="normal" fo:text-transform="none" fo:color="#333333" style:font-name="Calibri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333333" fo:letter-spacing="normal" fo:font-style="normal" fo:font-weight="normal"/>
    </style:style>
    <style:style style:name="T7" style:family="text">
      <style:text-properties style:font-name="HelveticaNeueLT Pro 55 Roman" fo:font-size="14pt" style:font-size-asian="14pt" style:font-size-complex="14pt"/>
    </style:style>
    <style:style style:name="T8" style:family="text">
      <style:text-properties fo:color="#000000" fo:font-weight="normal" style:font-weight-asian="normal" style:font-weight-complex="normal"/>
    </style:style>
    <text:list-style style:name="L1">
      <text:list-level-style-image text:level="1">
        <style:list-level-properties style:vertical-pos="middle" style:vertical-rel="line"/>
      </text:list-level-style-image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image text:level="1">
        <style:list-level-properties style:vertical-pos="middle" style:vertical-rel="line"/>
      </text:list-level-style-image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4">Douglas Pleger</text:h>
      <text:h text:style-name="P17" text:outline-level="4">Full-Stack Developer | Renton, WA</text:h>
      <text:h text:style-name="P18" text:outline-level="4"><text:span text:style-name="T2">707.803.3646</text:span><text:span text:style-name="T1"> | </text:span><text:a xlink:type="simple" xlink:href="mailto:DougPleger@gmail.com" text:style-name="Internet_20_link" text:visited-style-name="Visited_20_Internet_20_Link"><text:span text:style-name="T1">DougPleger@gmail.com</text:span></text:a></text:h>
      <text:list xml:id="list511652669444465842" text:style-name="L2">
        <text:list-header>
          <text:h text:style-name="P20" text:outline-level="4"><text:a xlink:type="simple" xlink:href="https://portfolio.stamplayapp.com/" text:style-name="Internet_20_link" text:visited-style-name="Visited_20_Internet_20_Link"><text:span text:style-name="T1">Portfolio.stamplayapp.com</text:span></text:a><text:span text:style-name="T1"> | </text:span><text:a xlink:type="simple" xlink:href="https://www.linkedin.com/in/douglaspleger" text:style-name="Internet_20_link" text:visited-style-name="Visited_20_Internet_20_Link"><text:span text:style-name="T1">Linkedin.com/in/douglaspleger</text:span></text:a></text:h>
        </text:list-header>
      </text:list>
      <text:p text:style-name="Standard"/>
      <text:p text:style-name="Standard"/>
      <text:p text:style-name="P1">With an eye for elegant and clean design and a mind for effective and creative coding, as a web-developer I hope to bring something smart, accessible and useful to the online world. <text:s/>I'm passionate about keeping up on new technologies and I hope to land myself in a position where I can continue to challenge myself to grow and develop with our industry. <text:s/>I'll never turn down new opportunities to learn or help out my team and company! </text:p>
      <text:p text:style-name="P1"/>
      <text:p text:style-name="P1">As a former freelance artist and an amateur graphic designer, you'll find my layouts cohesive and easy to navigate while my logos are strong and memorable. <text:s/>With a very extensive customer-service and tech-support background, I'm great at communicating between people of various technical expertise! <text:s/>With the highest rated positive feedback in Nintendo's tech-support team and well over 8,000 calls under my belt between my various positions; it's become very important to me to ensure I always leave a position impression with those I work with. <text:s/>At Coding Dojo I learned the ins-and-outs of full front-to-back-end stacks in JavaScript, Python and Ruby and I'm always more than eager to jump into new technologies at a moment's notice. <text:s/>Whether it's Google Maps or SoundCloud API, tackling a new .js library or learning new tricks in SASS – I strive to never stop learning and expanding my technical toolkit! <text:s text:c="2"/></text:p>
      <text:p text:style-name="P1"/>
      <text:p text:style-name="P1">In hiring me, you'll find someone who's strong unwavering focus will never falter in the face of long-hours, heavy workloads or a constantly changing environment. <text:s/>In hiring me, you'll find someone who isn't afraid of criticism and strives to provide nothing but the best for his team. <text:s/>In hiring me, you will find a loyal employee who will bare the company's name with pride. <text:s/></text:p>
      <text:p text:style-name="P1"/>
      <text:p text:style-name="P1">Thank you for taking the time to read this and thank you for your consideration!</text:p>
      <text:p text:style-name="P1"/>
      <text:p text:style-name="P1"/>
      <text:p text:style-name="P1"/>
      <text:p text:style-name="P1"/>
      <text:p text:style-name="P1"/>
      <text:p text:style-name="P1"/>
      <text:p text:style-name="P1">Sincerely, </text:p>
      <text:p text:style-name="P1"/>
      <text:p text:style-name="P1"/>
      <text:p text:style-name="P1">Douglas Pleger</text:p>
      <text:p text:style-name="P1"><text:a xlink:type="simple" xlink:href="mailto:DougPleger@gmail.com" text:style-name="Internet_20_link" text:visited-style-name="Visited_20_Internet_20_Link">DougPleger@gmail.com</text:a></text:p>
      <text:p text:style-name="P1">(707)803.3646 <text:s/></text:p>
      <text:p text:style-name="P1"/>
      <text:p text:style-name="P1"/>
      <text:p text:style-name="P1"/>
      <text:p text:style-name="P1"/>
      <text:h text:style-name="P16" text:outline-level="4"><text:soft-page-break/>Douglas Pleger</text:h>
      <text:h text:style-name="P17" text:outline-level="4">Full-Stack Developer | Renton, WA</text:h>
      <text:h text:style-name="P18" text:outline-level="4"><text:span text:style-name="T2">707.803.3646</text:span><text:span text:style-name="T1"> | </text:span><text:a xlink:type="simple" xlink:href="mailto:DougPleger@gmail.com" text:style-name="Internet_20_link" text:visited-style-name="Visited_20_Internet_20_Link"><text:span text:style-name="T1">DougPleger@gmail.com</text:span></text:a></text:h>
      <text:list xml:id="list6895605376076689527" text:style-name="L1">
        <text:list-header>
          <text:h text:style-name="P19" text:outline-level="4"><text:a xlink:type="simple" xlink:href="https://portfolio.stamplayapp.com/" text:style-name="Internet_20_link" text:visited-style-name="Visited_20_Internet_20_Link"><text:span text:style-name="T1">Portfolio.stamplayapp.com</text:span></text:a><text:span text:style-name="T1"> | </text:span><text:a xlink:type="simple" xlink:href="https://www.linkedin.com/in/douglaspleger" text:style-name="Internet_20_link" text:visited-style-name="Visited_20_Internet_20_Link"><text:span text:style-name="T1">Linkedin.com/in/douglaspleger</text:span></text:a></text:h>
        </text:list-header>
        <text:list-item>
          <text:h text:style-name="P22" text:outline-level="4"/>
        </text:list-item>
      </text:list>
      <text:h text:style-name="P23" text:outline-level="4"/>
      <text:p text:style-name="P6">About Me</text:p>
      <text:p text:style-name="P10"><text:span text:style-name="T5">Full-stack developer with a strong, passionate creative side. <text:s/>Highly focused, strong-willed and will never turn down an opportunity to help my team and company. <text:s/>Years of experience in communicating and working with others in fast-paced environments. <text:s/>Hoping to continue honing and expanding my programming experience as the industry grows and changes. </text:span><text:span text:style-name="T6"><text:s/></text:span></text:p>
      <text:p text:style-name="P8"/>
      <text:p text:style-name="P7">Technical Tookit</text:p>
      <text:p text:style-name="P9">Front-End: HTML/CSS, jQuery, HTTP Request/Response, AJAX</text:p>
      <text:p text:style-name="P14">Languages: JavaScript, Python, Ruby</text:p>
      <text:p text:style-name="P9">Frameworks: Django, Rails, Express.js, Socket.io, Bootstrap, AngularJS</text:p>
      <text:p text:style-name="P14">Version Control: Git, GitHub, Cloud9, STAMPlay </text:p>
      <text:p text:style-name="P2">Databases: SQL(MySQL, Sqlite, PostgresSQL), NoSQL(MongoDB), Mongoose.js, ActiveRecords</text:p>
      <text:p text:style-name="P15">Adobe Suite: Flash, PhotoShop, Illustrator, Acrobat </text:p>
      <text:p text:style-name="P3"/>
      <text:p text:style-name="P11">Education</text:p>
      <text:p text:style-name="P4">Coding Dojo – Bellevue, WA</text:p>
      <text:p text:style-name="P5">Completed an intensive web development program covering multiple languages; spanning more than 1000 hours of active programming. <text:s/>Learned RESTful practices and worked closely with fellow students to create complex, real-world applications. <text:s/></text:p>
      <text:p text:style-name="P5"/>
      <text:p text:style-name="P4">Self-Directed Education</text:p>
      <text:p text:style-name="P5">Udacity(Coder's Manual), CodeCademy, W3Schools, StackSocial, Mozilla Developer Network</text:p>
      <text:p text:style-name="P13"/>
      <text:p text:style-name="P12">Employment History</text:p>
      <text:p text:style-name="P4">Pro Sports Club, Facility Operations | Bellevue, WA | October 2014 – October 2015</text:p>
      <text:p text:style-name="P5">Worked overnight with a small team to provide routine maintenance to keep our fitness institution in top pristine quality. <text:s/>Focus on detail, efficiency and communication was needed to ensure us meeting the pedigree of the Pro Club name.</text:p>
      <text:p text:style-name="P5"/>
      <text:p text:style-name="P4">Zones Inc, Customer Service/Credit Entry | Auburn, WA | March 2012 – September 2014</text:p>
      <text:p text:style-name="P5">Provided multiple-administrative roles: tracking and crediting returns, handling and correcting clerical errors and working with our shipping providers to track lost and missing shipments. <text:s/>Communicated between our sales force, warehouses and clients to ensure strong, seamless exchanges. <text:s/>Helped integrate new Microsoft Dynamics (AX) platform and created training materials necessary to train new overseas employees. </text:p>
      <text:p text:style-name="P5"/>
      <text:p text:style-name="P4">Nintendo of America, Tier-2 Wireless Tech Support | Redmond, WA | October 2010 – February 2012</text:p>
      <text:p text:style-name="P1"><text:span text:style-name="T3">Provided over-the-phone technical support to customers wishing to connect their Nintendo products online. <text:s/>Used concise communication skills to help anyone from younger children and elderly alike to identify wireless router products, make any necessary security or connectivity changes and ensure customer satisfaction. <text:s/>Provided detailed data-surveys upon each call. <text:s/>Recorded calls were used as positive examples in training classes. </text:span><text:span text:style-name="T4"><text:s/></text:span><text:span text:style-name="T3"><text:s text:c="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Adobe Garamond Pro" svg:font-family="'Adobe Garamond Pro'" style:font-family-generic="roman" style:font-pitch="variable"/>
    <style:font-face style:name="Adobe Garamond Pro Bold" svg:font-family="'Adobe Garamond Pro Bold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NeueLT Pro 55 Roman" svg:font-family="'HelveticaNeueLT Pro 55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w Pleger</meta:initial-creator>
    <meta:creation-date>2016-03-29T14:05:20.59</meta:creation-date>
    <dc:date>2016-04-07T16:29:38.42</dc:date>
    <dc:creator>Andrew Pleger</dc:creator>
    <meta:editing-duration>P1DT20H15M59S</meta:editing-duration>
    <meta:editing-cycles>5</meta:editing-cycles>
    <meta:generator>OpenOffice/4.1.0$Win32 OpenOffice.org_project/410m18$Build-9764</meta:generator>
    <meta:document-statistic meta:table-count="0" meta:image-count="0" meta:object-count="0" meta:page-count="2" meta:paragraph-count="37" meta:word-count="670" meta:character-count="4627"/>
  </office:meta>
</office:document-meta>
</file>